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Pictures/10000000000000680000004F97C3F5E909A1FD28.png" manifest:media-type="image/png"/>
  <manifest:file-entry manifest:full-path="Object 1/Pictures/100000000000006200000054C73AE8E82B377FEE.png" manifest:media-type="image/png"/>
  <manifest:file-entry manifest:full-path="Object 1/Pictures/10000000000003C80000024221949228F15D5F1C.jpg" manifest:media-type="image/jpeg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Pictures/100000000000006200000054C73AE8E82B377FEE.png" manifest:media-type="image/png"/>
  <manifest:file-entry manifest:full-path="Object 2/Pictures/10000000000003C80000024221949228F15D5F1C.jpg" manifest:media-type="image/jpeg"/>
  <manifest:file-entry manifest:full-path="Object 2/Pictures/10000000000000680000004F97C3F5E909A1FD28.png" manifest:media-type="image/png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styles.xml" manifest:media-type="text/xml"/>
  <manifest:file-entry manifest:full-path="Pictures/2000000E0000634100004A4C8B8C0B6EC20B2683.svm" manifest:media-type="image/x-svm"/>
  <manifest:file-entry manifest:full-path="Pictures/1000000000000409000001826E4BB44494A135A2.png" manifest:media-type="image/png"/>
  <manifest:file-entry manifest:full-path="Pictures/10000200000003C0000002CFE231B25341D1BD03.png" manifest:media-type="image/png"/>
  <manifest:file-entry manifest:full-path="Pictures/10000200000003C0000002CF9BF8B2C4FB62F4E7.png" manifest:media-type="image/png"/>
  <manifest:file-entry manifest:full-path="Pictures/10000200000003C0000002CF12AEE9C306FA5ED2.png" manifest:media-type="image/png"/>
  <manifest:file-entry manifest:full-path="Pictures/2000000E0000634100004A4C2A08177FA3DF9654.svm" manifest:media-type="image/x-svm"/>
  <manifest:file-entry manifest:full-path="Pictures/100000000000028D0000034B119B2DB5E75941CA.png" manifest:media-type="image/png"/>
  <manifest:file-entry manifest:full-path="Pictures/10000200000003C0000002CF60D55F6BEC666A62.png" manifest:media-type="image/png"/>
  <manifest:file-entry manifest:full-path="Pictures/10000005000002D1000001099FD72D647427CEF0.gif" manifest:media-type="image/gif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Pictures/100000000000028B0000034DC06020AB907399DC.png" manifest:media-type="image/png"/>
  <manifest:file-entry manifest:full-path="Pictures/10000000000001FB0000017CCD91AA9041D4E490.jpg" manifest:media-type="image/jpeg"/>
  <manifest:file-entry manifest:full-path="Pictures/10000000000004B0000002A35E2B715225DBB4DC.jpg" manifest:media-type="image/jpeg"/>
  <manifest:file-entry manifest:full-path="Pictures/100000000000012B000000A8E5817C4F13358AD2.jpg" manifest:media-type="image/jpeg"/>
  <manifest:file-entry manifest:full-path="Pictures/10000005000002D100000109E57AA1AB4849740E.gif" manifest:media-type="image/gif"/>
  <manifest:file-entry manifest:full-path="Pictures/10000003000002D10000010967FF80B6256F884D.gif" manifest:media-type="image/gif"/>
  <manifest:file-entry manifest:full-path="Pictures/10000201000002A4000001548D6127573B95E2FC.png" manifest:media-type="image/png"/>
  <manifest:file-entry manifest:full-path="Pictures/10000201000003010000013ADFB3A805BFBBBD98.png" manifest:media-type="image/png"/>
  <manifest:file-entry manifest:full-path="Pictures/100000000000018600000153D5C75F8608E1CFB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005cm, 0cm, 0.474cm)" draw:image-opacity="100%" style:mirror="non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32cm, 0cm, 7.509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6cm"/>
    </style:style>
    <style:style style:name="gr6" style:family="graphic" style:parent-style-name="Objeto_20_sin_20_relleno_20_ni_20_línea">
      <style:graphic-properties draw:textarea-horizontal-align="center" draw:textarea-vertical-align="middle" draw:ole-draw-aspect="1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Focus2-title">
      <style:graphic-properties draw:auto-grow-height="true" fo:min-height="3.506cm"/>
    </style:style>
    <style:style style:name="pr2" style:family="presentation" style:parent-style-name="Focus2-notes">
      <style:graphic-properties draw:fill-color="#ffffff" draw:auto-grow-height="true" fo:min-height="12.572cm"/>
    </style:style>
    <style:style style:name="pr3" style:family="presentation" style:parent-style-name="Focus2-title">
      <style:graphic-properties fo:min-height="3.506cm"/>
    </style:style>
    <style:style style:name="pr4" style:family="presentation" style:parent-style-name="Focus2-notes">
      <style:graphic-properties draw:fill-color="#ffffff" fo:min-height="12.572cm"/>
    </style:style>
    <style:style style:name="pr5" style:family="presentation" style:parent-style-name="Focus2-outline1">
      <style:graphic-properties fo:min-height="13.279cm"/>
    </style:style>
    <style:style style:name="P1" style:family="paragraph">
      <style:text-properties fo:color="#ffffff" fo:font-size="32pt" fo:font-weight="bold" style:font-size-asian="32pt" style:font-weight-asian="bold" style:font-size-complex="32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a933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ce181e"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="none" draw:fill-color="#ffffff"/>
    </style:style>
    <style:style style:name="T1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a933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ce181e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1">
        <office:forms form:automatic-focus="false" form:apply-design-mode="false"/>
        <draw:frame presentation:style-name="pr1" draw:text-style-name="P1" draw:layer="layout" svg:width="18.313cm" svg:height="3.506cm" svg:x="4.903cm" svg:y="0.837cm" presentation:class="title" presentation:user-transformed="true">
          <draw:text-box>
            <text:p><text:span text:style-name="T1">Estándar wifi</text:span></text:p>
          </draw:text-box>
        </draw:frame>
        <draw:frame draw:style-name="gr1" draw:text-style-name="P2" draw:layer="layout" svg:width="12.311cm" svg:height="15.893cm" svg:x="1.689cm" svg:y="4.2cm">
          <draw:image xlink:href="Pictures/100000000000028D0000034B119B2DB5E75941CA.png" xlink:type="simple" xlink:show="embed" xlink:actuate="onLoad" loext:mime-type="image/png">
            <text:p/>
          </draw:image>
        </draw:frame>
        <draw:frame draw:style-name="gr1" draw:text-style-name="P2" draw:layer="layout" svg:width="12.326cm" svg:height="16cm" svg:x="14.674cm" svg:y="4.2cm">
          <draw:image xlink:href="Pictures/100000000000028B0000034DC06020AB907399D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2" presentation:presentation-page-layout-name="AL1T1">
        <office:forms form:automatic-focus="false" form:apply-design-mode="false"/>
        <draw:frame presentation:style-name="pr3" draw:layer="layout" svg:width="18.313cm" svg:height="3.506cm" svg:x="4.903cm" svg:y="0cm" presentation:class="title" presentation:user-transformed="true">
          <draw:text-box>
            <text:p><text:span text:style-name="T1">Frecuencia</text:span></text:p>
          </draw:text-box>
        </draw:frame>
        <draw:frame draw:style-name="gr3" draw:text-style-name="P2" draw:layer="layout" svg:width="12.2cm" svg:height="13.729cm" svg:x="0.2cm" svg:y="5.471cm">
          <draw:image xlink:href="Pictures/10000000000001FB0000017CCD91AA9041D4E490.jpg" xlink:type="simple" xlink:show="embed" xlink:actuate="onLoad" loext:mime-type="image/jpeg">
            <text:p/>
          </draw:image>
        </draw:frame>
        <draw:frame draw:style-name="gr4" draw:text-style-name="P2" draw:layer="layout" svg:width="14.214cm" svg:height="13.715cm" svg:x="13.586cm" svg:y="5.485cm">
          <draw:image xlink:href="Pictures/10000000000004B0000002A35E2B715225DBB4DC.jpg" xlink:type="simple" xlink:show="embed" xlink:actuate="onLoad" loext:mime-type="image/jpeg">
            <text:p/>
          </draw:image>
        </draw:frame>
        <draw:frame draw:style-name="gr5" draw:text-style-name="P5" draw:layer="layout" svg:width="4.8cm" svg:height="1.366cm" svg:x="4.2cm" svg:y="3.834cm">
          <draw:text-box>
            <text:p text:style-name="P4"><text:span text:style-name="T2">2.4G</text:span></text:p>
          </draw:text-box>
        </draw:frame>
        <draw:frame draw:style-name="gr5" draw:text-style-name="P6" draw:layer="layout" svg:width="4.8cm" svg:height="1.366cm" svg:x="18.4cm" svg:y="3.8cm">
          <draw:text-box>
            <text:p text:style-name="P4"><text:span text:style-name="T3">5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2" presentation:presentation-page-layout-name="AL1T1">
        <office:forms form:automatic-focus="false" form:apply-design-mode="false"/>
        <draw:frame presentation:style-name="pr3" draw:layer="layout" svg:width="18.313cm" svg:height="3.506cm" svg:x="4.903cm" svg:y="0.837cm" presentation:class="title">
          <draw:text-box>
            <text:p><text:span text:style-name="T1">Cobertura</text:span></text:p>
          </draw:text-box>
        </draw:frame>
        <draw:frame draw:style-name="gr1" draw:text-style-name="P2" draw:layer="layout" svg:width="22.427cm" svg:height="12.6cm" svg:x="2.973cm" svg:y="5.4cm">
          <draw:image xlink:href="Pictures/100000000000012B000000A8E5817C4F13358AD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2" presentation:presentation-page-layout-name="AL1T1">
        <office:forms form:automatic-focus="false" form:apply-design-mode="false"/>
        <draw:frame presentation:style-name="pr3" draw:layer="layout" svg:width="18.313cm" svg:height="3.506cm" svg:x="4.904cm" svg:y="0.837cm" presentation:class="title" presentation:user-transformed="true">
          <draw:text-box>
            <text:p/>
          </draw:text-box>
        </draw:frame>
        <draw:frame draw:style-name="gr6" draw:text-style-name="P4" draw:layer="layout" svg:width="25.6cm" svg:height="16.982cm" svg:x="1.2cm" svg:y="2.21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2" presentation:presentation-page-layout-name="AL1T1">
        <office:forms form:automatic-focus="false" form:apply-design-mode="false"/>
        <draw:frame draw:style-name="gr6" draw:text-style-name="P4" draw:layer="layout" svg:width="25.6cm" svg:height="16.982cm" svg:x="1.2cm" svg:y="2.21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2" presentation:presentation-page-layout-name="AL1T1">
        <office:forms form:automatic-focus="false" form:apply-design-mode="false"/>
        <draw:frame draw:style-name="gr1" draw:text-style-name="P2" draw:layer="layout" svg:width="19.075cm" svg:height="7.01cm" svg:x="4.6cm" svg:y="3.4cm">
          <draw:image xlink:href="Pictures/10000005000002D1000001099FD72D647427CEF0.gif" xlink:type="simple" xlink:show="embed" xlink:actuate="onLoad" loext:mime-type="image/gif">
            <text:p/>
          </draw:image>
        </draw:frame>
        <draw:frame draw:style-name="gr1" draw:text-style-name="P2" draw:layer="layout" svg:width="19.075cm" svg:height="7.01cm" svg:x="4.6cm" svg:y="12.99cm">
          <draw:image xlink:href="Pictures/10000005000002D100000109E57AA1AB4849740E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2" presentation:presentation-page-layout-name="AL1T1">
        <office:forms form:automatic-focus="false" form:apply-design-mode="false"/>
        <draw:frame draw:style-name="gr1" draw:text-style-name="P2" draw:layer="layout" svg:width="19.075cm" svg:height="7.01cm" svg:x="4.601cm" svg:y="3.4cm">
          <draw:image xlink:href="Pictures/10000005000002D1000001099FD72D647427CEF0.gif" xlink:type="simple" xlink:show="embed" xlink:actuate="onLoad" loext:mime-type="image/gif">
            <text:p/>
          </draw:image>
        </draw:frame>
        <draw:frame draw:style-name="gr1" draw:text-style-name="P2" draw:layer="layout" svg:width="19.075cm" svg:height="7.01cm" svg:x="4.6cm" svg:y="13cm">
          <draw:image xlink:href="Pictures/10000003000002D10000010967FF80B6256F884D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2" presentation:presentation-page-layout-name="AL1T1">
        <office:forms form:automatic-focus="false" form:apply-design-mode="false"/>
        <draw:frame draw:style-name="gr7" draw:text-style-name="P4" draw:layer="layout" svg:width="21.4cm" svg:height="10.762cm" svg:x="3.4cm" svg:y="4.838cm">
          <draw:image xlink:href="Pictures/10000201000002A4000001548D6127573B95E2FC.png" xlink:type="simple" xlink:show="embed" xlink:actuate="onLoad" loext:mime-type="image/png">
            <text:p/>
          </draw:image>
        </draw:frame>
        <draw:frame presentation:style-name="pr3" draw:layer="layout" svg:width="18.313cm" svg:height="3.506cm" svg:x="4.687cm" svg:y="0.837cm" presentation:class="title" presentation:user-transformed="true">
          <draw:text-box>
            <text:p><text:span text:style-name="T1">Tecnología MIMO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2" presentation:presentation-page-layout-name="AL1T1">
        <office:forms form:automatic-focus="false" form:apply-design-mode="false"/>
        <draw:frame draw:style-name="gr7" draw:text-style-name="P4" draw:layer="layout" svg:width="22.009cm" svg:height="8.985cm" svg:x="3.4cm" svg:y="6cm">
          <draw:image xlink:href="Pictures/10000201000003010000013ADFB3A805BFBBBD9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2" presentation:presentation-page-layout-name="AL1T1">
        <office:forms form:automatic-focus="false" form:apply-design-mode="false"/>
        <draw:frame presentation:style-name="pr3" draw:layer="layout" svg:width="18.313cm" svg:height="3.506cm" svg:x="4.903cm" svg:y="0.837cm" presentation:class="title" presentation:placeholder="true">
          <draw:text-box/>
        </draw:frame>
        <draw:frame presentation:style-name="pr5" draw:layer="layout" svg:width="18.313cm" svg:height="13.529cm" svg:x="4.90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2" presentation:presentation-page-layout-name="AL2T3">
        <office:forms form:automatic-focus="false" form:apply-design-mode="false"/>
        <draw:frame presentation:style-name="pr3" draw:layer="layout" svg:width="18.313cm" svg:height="3.506cm" svg:x="4.905cm" svg:y="0.837cm" presentation:class="title" presentation:user-transformed="true">
          <draw:text-box>
            <text:p><text:span text:style-name="T1">Modo de conexión</text:span></text:p>
          </draw:text-box>
        </draw:frame>
        <draw:frame draw:style-name="gr7" draw:text-style-name="P4" draw:layer="layout" svg:width="27.33cm" svg:height="10.212cm" svg:x="0.4cm" svg:y="5.788cm">
          <draw:image xlink:href="Pictures/1000000000000409000001826E4BB44494A135A2.png" xlink:type="simple" xlink:show="embed" xlink:actuate="onLoad" loext:mime-type="image/png">
            <text:p/>
          </draw:image>
        </draw:frame>
        <draw:frame draw:style-name="gr8" draw:text-style-name="P7" draw:layer="layout" svg:width="3.8cm" svg:height="0.988cm" svg:x="20.6cm" svg:y="11.4cm">
          <draw:text-box>
            <text:p>Roaming</text:p>
          </draw:text-box>
        </draw:frame>
        <draw:frame draw:style-name="gr8" draw:text-style-name="P7" draw:layer="layout" svg:width="5.6cm" svg:height="0.988cm" svg:x="11cm" svg:y="6cm">
          <draw:text-box>
            <text:p>Infraestructura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2" presentation:presentation-page-layout-name="AL2T3">
        <office:forms form:automatic-focus="false" form:apply-design-mode="false"/>
        <draw:frame draw:style-name="gr7" draw:text-style-name="P4" draw:layer="layout" svg:width="13.346cm" svg:height="11.6cm" svg:x="7.254cm" svg:y="4.8cm">
          <draw:image xlink:href="Pictures/100000000000018600000153D5C75F8608E1CFB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svg:stroke-color="#3465a4" draw:fill="solid" draw:fill-color="#423e58" draw:textarea-vertical-align="middle" draw:auto-grow-height="false" fo:min-height="1.827cm" fo:min-width="21.4cm"/>
    </style:style>
    <style:style style:name="Mpr9" style:family="presentation" style:parent-style-name="Focus2-backgroundobjects">
      <style:graphic-properties draw:stroke="none" svg:stroke-color="#3465a4" draw:fill="solid" draw:fill-color="#423e58" draw:textarea-vertical-align="middle" draw:auto-grow-height="false" fo:min-height="1.833cm" fo:min-width="21.4cm"/>
    </style:style>
    <style:style style:name="Mpr10" style:family="presentation" style:parent-style-name="Focus2-backgroundobjects">
      <style:graphic-properties draw:stroke="none" svg:stroke-color="#3465a4" draw:fill="solid" draw:fill-color="#423e58" draw:textarea-vertical-align="middle" draw:auto-grow-height="false" fo:min-height="1.609cm" fo:min-width="21.105cm"/>
    </style:style>
    <style:style style:name="Mpr11" style:family="presentation" style:parent-style-name="Focus2-backgroundobjects">
      <style:graphic-properties draw:stroke="none" svg:stroke-color="#3465a4" draw:fill="solid" draw:fill-color="#423e58" draw:textarea-vertical-align="middle" draw:auto-grow-height="false" fo:min-height="1.681cm" fo:min-width="21.4cm"/>
    </style:style>
    <style:style style:name="Mpr12" style:family="presentation" style:parent-style-name="Focus2-backgroundobjects">
      <style:graphic-properties draw:stroke="none" svg:stroke-color="#3465a4" draw:fill="solid" draw:fill-color="#423e58" draw:textarea-vertical-align="middle" draw:auto-grow-height="false" fo:min-height="1.609cm" fo:min-width="11.332cm"/>
    </style:style>
    <style:style style:name="Mpr13" style:family="presentation" style:parent-style-name="Focus2-backgroundobjects">
      <style:graphic-properties draw:stroke="none" svg:stroke-color="#3465a4" draw:fill="solid" draw:fill-color="#423e58" draw:textarea-vertical-align="middle" draw:auto-grow-height="false" fo:min-height="14.73cm" fo:min-width="14.499cm"/>
    </style:style>
    <style:style style:name="Mpr14" style:family="presentation" style:parent-style-name="Focus2-backgroundobjects">
      <style:graphic-properties draw:stroke="none" svg:stroke-color="#3465a4" draw:fill="solid" draw:fill-color="#423e58" draw:textarea-vertical-align="middle" draw:auto-grow-height="false" fo:min-height="19.066cm" fo:min-width="13.293cm"/>
    </style:style>
    <style:style style:name="Mpr15" style:family="presentation" style:parent-style-name="Focus2-backgroundobjects">
      <style:graphic-properties draw:stroke="none" svg:stroke-color="#3465a4" draw:fill="solid" draw:fill-color="#423e58" draw:textarea-vertical-align="middle" draw:auto-grow-height="false" fo:min-height="18.57cm" fo:min-width="11.332cm"/>
    </style:style>
    <style:style style:name="Mpr16" style:family="presentation" style:parent-style-name="Focus2-backgroundobjects">
      <style:graphic-properties draw:stroke="none" svg:stroke-color="#3465a4" draw:fill="solid" draw:fill-color="#423e58" draw:textarea-vertical-align="middle" draw:auto-grow-height="false" fo:min-height="5.495cm" fo:min-width="11.332cm"/>
    </style:style>
    <style:style style:name="Mpr17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18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20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21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P18" style:family="paragraph">
      <loext:graphic-properties draw:fill="solid" draw:fill-color="#423e58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12AEE9C306FA5ED2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60D55F6BEC666A62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E231B25341D1BD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draw:custom-shape presentation:style-name="Mpr8" draw:text-style-name="MP18" draw:layer="backgroundobjects" svg:width="21.4cm" svg:height="1.827cm" draw:transform="skewX (-9.52247547907461E-017) rotate (-0.752585973459955) translate (-3.863cm 6.634cm)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8" draw:layer="backgroundobjects" svg:width="21.4cm" svg:height="1.833cm" draw:transform="rotate (-0.752585973459955) translate (15.713cm -2.989cm)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18" draw:layer="backgroundobjects" svg:width="21.105cm" svg:height="1.609cm" draw:transform="rotate (-1.81200082942051) translate (8.541cm -5.722cm)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18" draw:layer="backgroundobjects" svg:width="21.4cm" svg:height="1.681cm" draw:transform="rotate (-1.81898214642849) translate (26.22cm 7.796cm)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18" draw:layer="backgroundobjects" svg:width="11.332cm" svg:height="1.609cm" draw:transform="rotate (-2.8619909074203) translate (17.082cm 0.183cm)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18" draw:layer="backgroundobjects" svg:width="11.332cm" svg:height="1.609cm" draw:transform="rotate (-2.85797665014071) translate (22.733cm 19.629cm)">
        <text:p/>
        <draw:enhanced-geometry svg:viewBox="0 0 21600 21600" draw:type="rectangle" draw:enhanced-path="M 0 0 L 21600 0 21600 21600 0 21600 0 0 Z N"/>
      </draw:custom-shape>
      <draw:custom-shape presentation:style-name="Mpr13" draw:text-style-name="MP18" draw:layer="backgroundobjects" svg:width="14.499cm" svg:height="14.73cm" draw:transform="skewX (-6.97621539088231E-017) rotate (-2.38638868625185) translate (23.454cm 13.862cm)">
        <text:p/>
        <draw:enhanced-geometry svg:viewBox="0 0 21600 21600" draw:type="rectangle" draw:enhanced-path="M 0 0 L 21600 0 21600 21600 0 21600 0 0 Z N"/>
      </draw:custom-shape>
      <draw:custom-shape presentation:style-name="Mpr14" draw:text-style-name="MP18" draw:layer="backgroundobjects" svg:width="13.293cm" svg:height="19.066cm" draw:transform="skewX (5.87871047375237E-017) rotate (-2.8619909074203) translate (22.636cm 18.386cm)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8" draw:layer="backgroundobjects" svg:width="11.332cm" svg:height="18.57cm" draw:transform="rotate (-1.92387643447335) translate (23.942cm 9.729cm)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18" draw:layer="backgroundobjects" svg:width="11.332cm" svg:height="5.495cm" draw:transform="rotate (2.38132723142106) translate (22.213cm 12.391cm)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18" draw:layer="backgroundobjects" svg:width="11.332cm" svg:height="1.609cm" draw:transform="rotate (-1.86523337160634) translate (25cm 8.467cm)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9BF8B2C4FB62F4E7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9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9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9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4T20:18:06.446000000</meta:creation-date>
    <meta:editing-duration>PT45M16S</meta:editing-duration>
    <meta:editing-cycles>12</meta:editing-cycles>
    <meta:generator>LibreOffice/6.1.3.2$Windows_X86_64 LibreOffice_project/86daf60bf00efa86ad547e59e09d6bb77c699acb</meta:generator>
    <dc:title>Focus</dc:title>
    <dc:date>2020-01-27T19:03:11.840000000</dc:date>
    <meta:document-statistic meta:object-count="1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a933" draw:marker-start-width="0.447cm" draw:marker-end-width="0.447cm" draw:fill="none" draw:textarea-horizontal-align="justify" draw:textarea-vertical-align="middle" draw:auto-grow-height="false" fo:min-height="1.916cm" fo:min-width="2.232cm" fo:padding-top="0.174cm" fo:padding-bottom="0.174cm" fo:padding-left="0.299cm" fo:padding-right="0.299cm"/>
    </style:style>
    <style:style style:name="gr3" style:family="graphic" style:parent-style-name="standard">
      <style:graphic-properties svg:stroke-width="0.1cm" svg:stroke-color="#00a933" draw:marker-start-width="0.5cm" draw:marker-end-width="0.5cm" draw:fill="none" draw:textarea-horizontal-align="justify" draw:textarea-vertical-align="middle" draw:auto-grow-height="false" fo:min-height="3.348cm" fo:min-width="4.018cm" fo:padding-top="0.175cm" fo:padding-bottom="0.175cm" fo:padding-left="0.3cm" fo:padding-right="0.3cm"/>
    </style:style>
    <style:style style:name="gr4" style:family="graphic" style:parent-style-name="standard">
      <style:graphic-properties svg:stroke-width="0.08cm" svg:stroke-color="#00a933" draw:marker-start-width="0.44cm" draw:marker-end-width="0.44cm" draw:fill="none" draw:textarea-horizontal-align="justify" draw:textarea-vertical-align="middle" draw:auto-grow-height="false" fo:min-height="5.064cm" fo:min-width="5.804cm" fo:padding-top="0.165cm" fo:padding-bottom="0.165cm" fo:padding-left="0.29cm" fo:padding-right="0.29cm"/>
    </style:style>
    <style:style style:name="gr5" style:family="graphic" style:parent-style-name="standard">
      <style:graphic-properties svg:stroke-width="0.08cm" svg:stroke-color="#00a933" draw:marker-start-width="0.44cm" draw:marker-end-width="0.44cm" draw:fill="none" draw:textarea-horizontal-align="justify" draw:textarea-vertical-align="middle" draw:auto-grow-height="false" fo:min-height="6.55cm" fo:min-width="7.856cm" fo:padding-top="0.165cm" fo:padding-bottom="0.165cm" fo:padding-left="0.29cm" fo:padding-right="0.29cm"/>
    </style:style>
    <style:style style:name="gr6" style:family="graphic" style:parent-style-name="standard">
      <style:graphic-properties svg:stroke-width="0.06cm" svg:stroke-color="#81d41a" draw:marker-start-width="0.38cm" draw:marker-end-width="0.38cm" draw:fill="none" draw:textarea-horizontal-align="justify" draw:textarea-vertical-align="middle" draw:auto-grow-height="false" fo:min-height="8.106cm" fo:min-width="9.976cm" fo:padding-top="0.155cm" fo:padding-bottom="0.155cm" fo:padding-left="0.28cm" fo:padding-right="0.28cm"/>
    </style:style>
    <style:style style:name="gr7" style:family="graphic" style:parent-style-name="standard">
      <style:graphic-properties svg:stroke-width="0.06cm" svg:stroke-color="#81d41a" draw:marker-start-width="0.38cm" draw:marker-end-width="0.38cm" draw:fill="none" draw:textarea-horizontal-align="justify" draw:textarea-vertical-align="middle" draw:auto-grow-height="false" fo:min-height="9.802cm" fo:min-width="12.028cm" fo:padding-top="0.155cm" fo:padding-bottom="0.155cm" fo:padding-left="0.28cm" fo:padding-right="0.28cm"/>
    </style:style>
    <style:style style:name="gr8" style:family="graphic" style:parent-style-name="standard">
      <style:graphic-properties svg:stroke-width="0.06cm" svg:stroke-color="#81d41a" draw:marker-start-width="0.38cm" draw:marker-end-width="0.38cm" draw:fill="none" draw:textarea-horizontal-align="justify" draw:textarea-vertical-align="middle" draw:auto-grow-height="false" fo:min-height="11.288cm" fo:min-width="14.15cm" fo:padding-top="0.155cm" fo:padding-bottom="0.155cm" fo:padding-left="0.28cm" fo:padding-right="0.28cm"/>
    </style:style>
    <style:style style:name="gr9" style:family="graphic" style:parent-style-name="standard">
      <style:graphic-properties draw:stroke="none" svg:stroke-color="#000000" draw:fill="none" draw:fill-color="#ffffff" fo:min-height="0.86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127622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127622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6.8cm" svg:height="16.002cm" svg:x="1.4cm" svg:y="2.7cm">
          <draw:image xlink:href="Pictures/10000000000003C80000024221949228F15D5F1C.jpg" xlink:type="simple" xlink:show="embed" xlink:actuate="onLoad" loext:mime-type="image/jpeg">
            <text:p/>
          </draw:image>
        </draw:frame>
        <draw:frame draw:style-name="gr1" draw:text-style-name="P1" draw:layer="layout" svg:width="2.592cm" svg:height="2.222cm" svg:x="1.708cm" svg:y="1.278cm">
          <draw:image xlink:href="Pictures/100000000000006200000054C73AE8E82B377FEE.png" xlink:type="simple" xlink:show="embed" xlink:actuate="onLoad" loext:mime-type="image/png">
            <text:p/>
          </draw:image>
        </draw:frame>
        <draw:frame draw:style-name="gr1" draw:text-style-name="P1" draw:layer="layout" svg:width="2.356cm" svg:height="1.789cm" svg:x="12.4cm" svg:y="9.211cm">
          <draw:image xlink:href="Pictures/10000000000000680000004F97C3F5E909A1FD28.png" xlink:type="simple" xlink:show="embed" xlink:actuate="onLoad" loext:mime-type="image/png">
            <text:p/>
          </draw:image>
        </draw:frame>
        <draw:custom-shape draw:style-name="gr2" draw:text-style-name="P1" draw:layer="layout" svg:width="4cm" svg:height="3.2cm" svg:x="11.6cm" svg:y="8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5cm" svg:height="5.2cm" svg:x="10.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9cm" svg:height="7.6cm" svg:x="9.2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1.9cm" svg:height="9.7cm" svg:x="7.8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4.9cm" svg:height="11.9cm" svg:x="6.4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7.8cm" svg:height="14.3cm" svg:x="5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0.8cm" svg:height="16.4cm" svg:x="3.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2.2cm" svg:height="1.119cm" svg:x="4.4cm" svg:y="1.881cm">
          <draw:text-box>
            <text:p><text:span text:style-name="T1">2.4G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c9211e" draw:marker-start-width="0.447cm" draw:marker-end-width="0.447cm" draw:fill="none" draw:textarea-horizontal-align="justify" draw:textarea-vertical-align="middle" draw:auto-grow-height="false" fo:min-height="1.916cm" fo:min-width="2.232cm" fo:padding-top="0.174cm" fo:padding-bottom="0.174cm" fo:padding-left="0.299cm" fo:padding-right="0.299cm"/>
    </style:style>
    <style:style style:name="gr3" style:family="graphic" style:parent-style-name="standard">
      <style:graphic-properties svg:stroke-width="0.1cm" svg:stroke-color="#f10d0c" draw:marker-start-width="0.5cm" draw:marker-end-width="0.5cm" draw:fill="none" draw:textarea-horizontal-align="justify" draw:textarea-vertical-align="middle" draw:auto-grow-height="false" fo:min-height="3.348cm" fo:min-width="4.018cm" fo:padding-top="0.175cm" fo:padding-bottom="0.175cm" fo:padding-left="0.3cm" fo:padding-right="0.3cm"/>
    </style:style>
    <style:style style:name="gr4" style:family="graphic" style:parent-style-name="standard">
      <style:graphic-properties svg:stroke-width="0.08cm" svg:stroke-color="#ff0000" draw:marker-start-width="0.44cm" draw:marker-end-width="0.44cm" draw:fill="none" draw:textarea-horizontal-align="justify" draw:textarea-vertical-align="middle" draw:auto-grow-height="false" fo:min-height="4.904cm" fo:min-width="5.714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86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c9211e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c9211e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6.8cm" svg:height="16.002cm" svg:x="1.4cm" svg:y="2.7cm">
          <draw:image xlink:href="Pictures/10000000000003C80000024221949228F15D5F1C.jpg" xlink:type="simple" xlink:show="embed" xlink:actuate="onLoad" loext:mime-type="image/jpeg">
            <text:p/>
          </draw:image>
        </draw:frame>
        <draw:frame draw:style-name="gr1" draw:text-style-name="P1" draw:layer="layout" svg:width="2.592cm" svg:height="2.222cm" svg:x="1.708cm" svg:y="1.278cm">
          <draw:image xlink:href="Pictures/100000000000006200000054C73AE8E82B377FEE.png" xlink:type="simple" xlink:show="embed" xlink:actuate="onLoad" loext:mime-type="image/png">
            <text:p/>
          </draw:image>
        </draw:frame>
        <draw:frame draw:style-name="gr1" draw:text-style-name="P1" draw:layer="layout" svg:width="2.356cm" svg:height="1.789cm" svg:x="13cm" svg:y="9.2cm">
          <draw:image xlink:href="Pictures/10000000000000680000004F97C3F5E909A1FD28.png" xlink:type="simple" xlink:show="embed" xlink:actuate="onLoad" loext:mime-type="image/png">
            <text:p/>
          </draw:image>
        </draw:frame>
        <draw:custom-shape draw:style-name="gr2" draw:text-style-name="P1" draw:layer="layout" svg:width="4cm" svg:height="3.2cm" svg:x="12.2cm" svg:y="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5cm" svg:height="5.2cm" svg:x="11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8.9cm" svg:height="7.4cm" svg:x="9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.2cm" svg:height="1.119cm" svg:x="4.4cm" svg:y="1.881cm">
          <draw:text-box>
            <text:p><text:span text:style-name="T1">5G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